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styles.xml" manifest:media-type="text/xml"/>
  <manifest:file-entry manifest:full-path="Object 9/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6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8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"/>
  <manifest:file-entry manifest:full-path="ObjectReplacements/Object 9" manifest:media-type="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10ede5" officeooo:paragraph-rsid="0010ede5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11156e" officeooo:paragraph-rsid="0011156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11e65d" officeooo:paragraph-rsid="0011e65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officeooo:paragraph-rsid="000f754c"/>
    </style:style>
    <style:style style:name="P5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officeooo:paragraph-rsid="0011e65d"/>
    </style:style>
    <style:style style:name="P6" style:family="paragraph" style:parent-style-name="Standard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fo:font-weight="bold" officeooo:rsid="000dfdd1" officeooo:paragraph-rsid="000dfdd1" style:font-size-asian="12.25pt" style:font-weight-asian="bold" style:font-size-complex="14pt" style:font-weight-complex="bold"/>
    </style:style>
    <style:style style:name="P7" style:family="paragraph" style:parent-style-name="Standard" style:master-page-name="">
      <style:paragraph-properties fo:margin-left="1.7cm" fo:margin-right="0cm" fo:line-height="150%" fo:text-align="justify" style:justify-single-word="false" fo:text-indent="-1.101cm" style:auto-text-indent="false" style:page-number="auto"/>
      <style:text-properties style:font-name="Times New Roman" fo:font-size="14pt" fo:font-weight="normal" officeooo:rsid="000f754c" officeooo:paragraph-rsid="000f754c" style:font-size-asian="12.25pt" style:font-weight-asian="normal" style:font-size-complex="14pt" style:font-weight-complex="normal"/>
    </style:style>
    <style:style style:name="P8" style:family="paragraph" style:parent-style-name="Standard" style:master-page-name="">
      <style:paragraph-properties fo:margin-left="1.7cm" fo:margin-right="0cm" fo:line-height="150%" fo:text-align="justify" style:justify-single-word="false" fo:text-indent="0cm" style:auto-text-indent="false" style:page-number="auto"/>
      <style:text-properties style:font-name="Times New Roman" fo:font-size="14pt" fo:font-weight="normal" officeooo:rsid="000f754c" officeooo:paragraph-rsid="000f754c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left="1.7cm" fo:margin-right="0cm" fo:line-height="150%" fo:text-align="justify" style:justify-single-word="false" fo:text-indent="0cm" style:auto-text-indent="false"/>
      <style:text-properties style:font-name="Times New Roman" fo:font-size="14pt" fo:font-weight="normal" officeooo:rsid="000f754c" officeooo:paragraph-rsid="000f754c" style:font-size-asian="12.25pt" style:font-weight-asian="normal" style:font-size-complex="14pt" style:font-weight-complex="normal"/>
    </style:style>
    <style:style style:name="P10" style:family="paragraph" style:parent-style-name="Standard" style:master-page-name="">
      <style:paragraph-properties fo:margin-left="1.9cm" fo:margin-right="0cm" fo:line-height="150%" fo:text-align="justify" style:justify-single-word="false" fo:text-indent="-1.401cm" style:auto-text-indent="false" style:page-number="auto"/>
      <style:text-properties officeooo:paragraph-rsid="0011e65d"/>
    </style:style>
    <style:style style:name="P11" style:family="paragraph" style:parent-style-name="Основной_20_текст_20_ПЗ_20_Знак" style:master-page-name="">
      <style:paragraph-properties fo:margin-left="0.6cm" fo:margin-right="0cm" fo:line-height="150%" fo:text-align="justify" style:justify-single-word="false" fo:text-indent="1.101cm" style:auto-text-indent="false" style:page-number="auto"/>
      <style:text-properties style:font-name="Times New Roman" fo:font-size="14pt" fo:font-weight="normal" officeooo:rsid="000f754c" officeooo:paragraph-rsid="0010ede5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11e65d" officeooo:paragraph-rsid="0011e65d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10ede5" officeooo:paragraph-rsid="0013c534" style:font-size-asian="12.25pt" style:font-weight-asian="normal" style:font-size-complex="14pt" style:font-weight-complex="normal"/>
    </style:style>
    <style:style style:name="P14" style:family="paragraph" style:parent-style-name="Standard" style:master-page-name="">
      <style:paragraph-properties fo:margin-left="0.499cm" fo:margin-right="0cm" fo:line-height="150%" fo:text-align="justify" style:justify-single-word="false" fo:orphans="0" fo:widows="0" fo:text-indent="1.3cm" style:auto-text-indent="false" style:page-number="auto">
        <style:tab-stops>
          <style:tab-stop style:position="1.699cm"/>
        </style:tab-stops>
      </style:paragraph-properties>
      <style:text-properties style:font-name="Times New Roman" fo:font-size="14pt" fo:font-weight="normal" officeooo:rsid="0013c534" officeooo:paragraph-rsid="0013c534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left="0.499cm" fo:margin-right="0cm" fo:line-height="150%" fo:text-align="center" style:justify-single-word="false" fo:orphans="0" fo:widows="0" fo:text-indent="1.3cm" style:auto-text-indent="false">
        <style:tab-stops>
          <style:tab-stop style:position="1.699cm"/>
        </style:tab-stops>
      </style:paragraph-properties>
      <style:text-properties style:font-name="Times New Roman" fo:font-size="14pt" fo:font-weight="normal" officeooo:rsid="00148987" officeooo:paragraph-rsid="00148987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left="0.499cm" fo:margin-right="0cm" fo:line-height="150%" fo:text-align="justify" style:justify-single-word="false" fo:orphans="0" fo:widows="0" fo:text-indent="1.3cm" style:auto-text-indent="false">
        <style:tab-stops>
          <style:tab-stop style:position="1.699cm"/>
        </style:tab-stops>
      </style:paragraph-properties>
      <style:text-properties style:font-name="Times New Roman" fo:font-size="14pt" fo:font-weight="normal" officeooo:rsid="0014f65c" officeooo:paragraph-rsid="0014f65c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left="0.499cm" fo:margin-right="0cm" fo:line-height="150%" fo:text-align="center" style:justify-single-word="false" fo:orphans="0" fo:widows="0" fo:text-indent="1.3cm" style:auto-text-indent="false">
        <style:tab-stops>
          <style:tab-stop style:position="1.699cm"/>
        </style:tab-stops>
      </style:paragraph-properties>
      <style:text-properties style:font-name="Times New Roman" fo:font-size="14pt" fo:font-weight="normal" officeooo:rsid="0014f65c" officeooo:paragraph-rsid="0014f65c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margin-left="0.499cm" fo:margin-right="0cm" fo:line-height="150%" fo:text-align="end" style:justify-single-word="false" fo:orphans="0" fo:widows="0" fo:text-indent="1.3cm" style:auto-text-indent="false">
        <style:tab-stops>
          <style:tab-stop style:position="1.699cm"/>
        </style:tab-stops>
      </style:paragraph-properties>
      <style:text-properties style:font-name="Times New Roman" fo:font-size="14pt" fo:font-weight="bold" officeooo:rsid="0013c534" officeooo:paragraph-rsid="0013c534" style:font-size-asian="12.25pt" style:font-weight-asian="bold" style:font-size-complex="14pt" style:font-weight-complex="bold"/>
    </style:style>
    <style:style style:name="P19" style:family="paragraph" style:parent-style-name="Основной_20_текст_20_ПЗ_20_Знак">
      <style:paragraph-properties fo:margin-left="0.6cm" fo:margin-right="0cm" fo:line-height="100%" fo:text-align="justify" style:justify-single-word="false" fo:orphans="2" fo:widows="2" fo:text-indent="1.199cm" style:auto-text-indent="false"/>
      <style:text-properties style:font-name="Times New Roman" fo:font-size="14pt" fo:font-weight="normal" officeooo:rsid="00163d00" officeooo:paragraph-rsid="001a8fef" style:font-size-asian="12.25pt" style:font-weight-asian="normal" style:font-size-complex="14pt" style:font-weight-complex="normal"/>
    </style:style>
    <style:style style:name="P20" style:family="paragraph" style:parent-style-name="Оновной_20_текст_20_ПЗ">
      <style:paragraph-properties fo:margin-left="1.7cm" fo:margin-right="0cm" fo:line-height="100%" fo:text-align="justify" style:justify-single-word="false" fo:orphans="2" fo:widows="2" fo:text-indent="0.101cm" style:auto-text-indent="false"/>
      <style:text-properties style:font-name="Times New Roman" fo:font-size="14pt" fo:font-weight="normal" officeooo:rsid="0011e65d" officeooo:paragraph-rsid="0011e65d" style:font-size-asian="12.25pt" style:font-weight-asian="normal" style:font-size-complex="14pt" style:font-weight-complex="normal"/>
    </style:style>
    <style:style style:name="P21" style:family="paragraph" style:parent-style-name="Оновной_20_текст_20_ПЗ" style:master-page-name="">
      <style:paragraph-properties fo:margin-left="1.7cm" fo:margin-right="0cm" fo:line-height="150%" fo:text-align="justify" style:justify-single-word="false" fo:orphans="2" fo:widows="2" fo:text-indent="0.101cm" style:auto-text-indent="false" style:page-number="auto"/>
      <style:text-properties style:font-name="Times New Roman" fo:font-size="14pt" fo:font-weight="normal" officeooo:rsid="0011e65d" officeooo:paragraph-rsid="0011e65d" style:font-size-asian="12.25pt" style:font-weight-asian="normal" style:font-size-complex="14pt" style:font-weight-complex="normal"/>
    </style:style>
    <style:style style:name="P22" style:family="paragraph" style:parent-style-name="Оновной_20_текст_20_ПЗ" style:master-page-name="">
      <style:paragraph-properties fo:margin-left="0.499cm" fo:margin-right="0cm" fo:line-height="150%" fo:text-align="justify" style:justify-single-word="false" fo:orphans="2" fo:widows="2" fo:text-indent="1.3cm" style:auto-text-indent="false" style:page-number="auto"/>
      <style:text-properties style:font-name="Times New Roman" fo:font-size="14pt" fo:font-weight="normal" officeooo:rsid="0013c534" officeooo:paragraph-rsid="0013c534" style:font-size-asian="12.25pt" style:font-weight-asian="normal" style:font-size-complex="14pt" style:font-weight-complex="normal"/>
    </style:style>
    <style:style style:name="P23" style:family="paragraph" style:parent-style-name="Оновной_20_текст_20_ПЗ">
      <style:paragraph-properties fo:margin-left="0.499cm" fo:margin-right="0cm" fo:line-height="150%" fo:text-align="justify" style:justify-single-word="false" fo:orphans="2" fo:widows="2" fo:text-indent="1.3cm" style:auto-text-indent="false"/>
      <style:text-properties style:font-name="Times New Roman" fo:font-size="14pt" fo:font-weight="normal" officeooo:rsid="0013c534" officeooo:paragraph-rsid="0013c534" style:font-size-asian="12.25pt" style:font-weight-asian="normal" style:font-size-complex="14pt" style:font-weight-complex="normal"/>
    </style:style>
    <style:style style:name="P24" style:family="paragraph" style:parent-style-name="Оновной_20_текст_20_ПЗ">
      <style:paragraph-properties fo:margin-left="0cm" fo:margin-right="0cm" fo:line-height="150%" fo:text-align="justify" style:justify-single-word="false" fo:orphans="2" fo:widows="2" fo:text-indent="0cm" style:auto-text-indent="false"/>
      <style:text-properties style:font-name="Times New Roman" fo:font-size="14pt" fo:font-weight="normal" officeooo:rsid="0013c534" officeooo:paragraph-rsid="0013c534" style:font-size-asian="12.25pt" style:font-weight-asian="normal" style:font-size-complex="14pt" style:font-weight-complex="normal"/>
    </style:style>
    <style:style style:name="P25" style:family="paragraph" style:parent-style-name="Оновной_20_текст_20_ПЗ">
      <style:paragraph-properties fo:margin-left="0cm" fo:margin-right="0cm" fo:margin-top="0.423cm" fo:margin-bottom="0.423cm" loext:contextual-spacing="false" fo:line-height="150%" fo:text-align="center" style:justify-single-word="false" fo:text-indent="0.041cm" style:auto-text-indent="false"/>
      <style:text-properties officeooo:paragraph-rsid="0014f65c"/>
    </style:style>
    <style:style style:name="P26" style:family="paragraph" style:parent-style-name="Оновной_20_текст_20_ПЗ" style:master-page-name="">
      <style:paragraph-properties fo:margin-left="0.6cm" fo:margin-right="0cm" fo:line-height="150%" fo:text-align="justify" style:justify-single-word="false" fo:orphans="2" fo:widows="2" fo:text-indent="1.199cm" style:auto-text-indent="false" style:page-number="auto"/>
      <style:text-properties officeooo:paragraph-rsid="0014f65c"/>
    </style:style>
    <style:style style:name="P27" style:family="paragraph" style:parent-style-name="Оновной_20_текст_20_ПЗ">
      <style:paragraph-properties fo:margin-left="0.6cm" fo:margin-right="0cm" fo:line-height="150%" fo:text-align="justify" style:justify-single-word="false" fo:orphans="2" fo:widows="2" fo:text-indent="1.199cm" style:auto-text-indent="false"/>
      <style:text-properties fo:language="ru" fo:country="RU" officeooo:paragraph-rsid="0014f65c"/>
    </style:style>
    <style:style style:name="P28" style:family="paragraph" style:parent-style-name="Оновной_20_текст_20_ПЗ" style:master-page-name="">
      <style:paragraph-properties fo:margin-left="0.6cm" fo:margin-right="0cm" fo:line-height="150%" fo:text-align="justify" style:justify-single-word="false" fo:orphans="2" fo:widows="2" fo:text-indent="0cm" style:auto-text-indent="false" style:page-number="auto"/>
      <style:text-properties officeooo:paragraph-rsid="0014f65c"/>
    </style:style>
    <style:style style:name="P29" style:family="paragraph" style:parent-style-name="Оновной_20_текст_20_ПЗ">
      <style:paragraph-properties fo:margin-left="0.6cm" fo:margin-right="0cm" fo:line-height="150%" fo:text-align="justify" style:justify-single-word="false" fo:orphans="2" fo:widows="2" fo:text-indent="0cm" style:auto-text-indent="false"/>
      <style:text-properties officeooo:paragraph-rsid="0014f65c"/>
    </style:style>
    <style:style style:name="P30" style:family="paragraph" style:parent-style-name="Оновной_20_текст_20_ПЗ" style:master-page-name="">
      <style:paragraph-properties fo:margin-left="1.799cm" fo:margin-right="0cm" fo:line-height="150%" fo:text-align="justify" style:justify-single-word="false" fo:orphans="0" fo:widows="0" fo:text-indent="0cm" style:auto-text-indent="false" style:page-number="auto">
        <style:tab-stops>
          <style:tab-stop style:position="1.699cm"/>
        </style:tab-stops>
      </style:paragraph-properties>
      <style:text-properties style:font-name="Times New Roman" fo:font-size="14pt" fo:font-weight="normal" officeooo:rsid="0014f65c" officeooo:paragraph-rsid="0014f65c" style:font-size-asian="12.25pt" style:font-weight-asian="normal" style:font-size-complex="14pt" style:font-weight-complex="normal"/>
    </style:style>
    <style:style style:name="P31" style:family="paragraph" style:parent-style-name="Оновной_20_текст_20_ПЗ" style:master-page-name="">
      <style:paragraph-properties fo:margin-left="0.6cm" fo:margin-right="0cm" fo:line-height="150%" fo:text-align="justify" style:justify-single-word="false" fo:orphans="2" fo:widows="2" fo:text-indent="1.199cm" style:auto-text-indent="false" style:page-number="auto"/>
      <style:text-properties style:font-name="Times New Roman" fo:font-size="14pt" fo:font-weight="normal" officeooo:rsid="00163d00" officeooo:paragraph-rsid="00163d00" style:font-size-asian="12.25pt" style:font-weight-asian="normal" style:font-size-complex="14pt" style:font-weight-complex="normal"/>
    </style:style>
    <style:style style:name="P32" style:family="paragraph" style:parent-style-name="Оновной_20_текст_20_ПЗ">
      <style:paragraph-properties fo:margin-left="0.6cm" fo:margin-right="0cm" fo:line-height="150%" fo:text-align="justify" style:justify-single-word="false" fo:orphans="2" fo:widows="2" fo:text-indent="1.199cm" style:auto-text-indent="false"/>
      <style:text-properties style:font-name="Times New Roman" fo:font-size="14pt" fo:font-weight="normal" officeooo:rsid="00163d00" officeooo:paragraph-rsid="00163d00" style:font-size-asian="12.25pt" style:font-weight-asian="normal" style:font-size-complex="14pt" style:font-weight-complex="normal"/>
    </style:style>
    <style:style style:name="P33" style:family="paragraph" style:parent-style-name="Оновной_20_текст_20_ПЗ">
      <style:paragraph-properties fo:margin-left="0.6cm" fo:margin-right="0cm" fo:line-height="150%" fo:text-align="center" style:justify-single-word="false" fo:orphans="2" fo:widows="2" fo:text-indent="1.199cm" style:auto-text-indent="false"/>
      <style:text-properties style:font-name="Times New Roman" fo:font-size="14pt" fo:font-weight="normal" officeooo:rsid="00163d00" officeooo:paragraph-rsid="00163d00" style:font-size-asian="12.25pt" style:font-weight-asian="normal" style:font-size-complex="14pt" style:font-weight-complex="normal"/>
    </style:style>
    <style:style style:name="P34" style:family="paragraph" style:parent-style-name="Оновной_20_текст_20_ПЗ">
      <style:paragraph-properties fo:margin-left="0.6cm" fo:margin-right="0cm" fo:line-height="150%" fo:text-align="end" style:justify-single-word="false" fo:orphans="2" fo:widows="2" fo:text-indent="1.199cm" style:auto-text-indent="false"/>
      <style:text-properties style:font-name="Times New Roman" fo:font-size="14pt" fo:font-weight="bold" officeooo:rsid="00163d00" officeooo:paragraph-rsid="00163d00" style:font-size-asian="12.25pt" style:font-weight-asian="bold" style:font-size-complex="14pt" style:font-weight-complex="bold"/>
    </style:style>
    <style:style style:name="P35" style:family="paragraph">
      <style:paragraph-properties style:writing-mode="lr-tb"/>
    </style:style>
    <style:style style:name="P36" style:family="paragraph">
      <style:paragraph-properties fo:text-align="center" style:writing-mode="lr-tb"/>
      <style:text-properties fo:font-size="24pt"/>
    </style:style>
    <style:style style:name="P37" style:family="paragraph">
      <style:paragraph-properties fo:text-align="center"/>
    </style:style>
    <style:style style:name="P38" style:family="paragraph">
      <style:paragraph-properties fo:text-align="center" style:writing-mode="lr-tb"/>
    </style:style>
    <style:style style:name="P39" style:family="paragraph">
      <style:paragraph-properties fo:text-align="center">
        <style:tab-stops/>
      </style:paragraph-properties>
    </style:style>
    <style:style style:name="P40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fo:font-style="italic" style:font-style-asian="italic"/>
    </style:style>
    <style:style style:name="T2" style:family="text">
      <style:text-properties style:text-position="sub 58%" fo:font-style="italic" style:font-style-asian="italic"/>
    </style:style>
    <style:style style:name="T3" style:family="text">
      <style:text-properties style:text-position="sub 58%" style:font-name="Times New Roman1" fo:font-style="italic" style:font-size-asian="14pt" style:font-style-asian="italic" style:font-name-complex="Times New Roman1" style:font-style-complex="italic"/>
    </style:style>
    <style:style style:name="T4" style:family="text">
      <style:text-properties style:text-position="sub 58%" style:font-name="Times New Roman1" fo:font-style="italic" style:font-size-asian="14pt" style:font-style-asian="italic" style:font-style-complex="italic"/>
    </style:style>
    <style:style style:name="T5" style:family="text">
      <style:text-properties style:text-position="sub 58%" style:font-name="Times New Roman1" fo:font-style="italic" style:font-size-asian="14pt" style:font-style-asian="italic" style:font-style-complex="normal"/>
    </style:style>
    <style:style style:name="T6" style:family="text">
      <style:text-properties style:text-position="sub 58%" style:font-name="Times New Roman1" style:font-size-asian="14pt" style:font-name-complex="Times New Roman1"/>
    </style:style>
    <style:style style:name="T7" style:family="text">
      <style:text-properties style:text-position="sub 58%" style:font-name="Times New Roman1" fo:language="ru" fo:country="RU" fo:font-style="italic" style:font-size-asian="14pt" style:font-style-asian="italic" style:font-style-complex="normal"/>
    </style:style>
    <style:style style:name="T8" style:family="text">
      <style:text-properties style:text-position="sub 58%" style:font-name="Times New Roman" fo:font-size="14pt" fo:font-style="italic" fo:font-weight="normal" officeooo:rsid="000e4d2d" style:font-size-asian="12.25pt" style:font-style-asian="italic" style:font-weight-asian="normal" style:font-size-complex="14pt" style:font-style-complex="italic" style:font-weight-complex="normal"/>
    </style:style>
    <style:style style:name="T9" style:family="text">
      <style:text-properties style:text-position="sub 58%" fo:language="ru" fo:country="RU" fo:font-style="italic" style:font-style-asian="italic"/>
    </style:style>
    <style:style style:name="T10" style:family="text">
      <style:text-properties style:text-position="0% 100%" style:font-name="Times New Roman" fo:font-size="14pt" fo:font-style="normal" fo:font-weight="normal" officeooo:rsid="000f754c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text-position="0% 100%" style:font-name="Times New Roman1" style:font-size-asian="14pt" style:font-name-complex="Times New Roman1"/>
    </style:style>
    <style:style style:name="T12" style:family="text">
      <style:text-properties style:font-name="Times New Roman1" fo:font-style="italic" style:font-size-asian="14pt" style:font-style-asian="italic" style:font-name-complex="Times New Roman1" style:font-style-complex="italic"/>
    </style:style>
    <style:style style:name="T13" style:family="text">
      <style:text-properties style:font-name="Times New Roman1" fo:font-style="italic" style:font-size-asian="14pt" style:font-style-asian="italic" style:font-style-complex="italic"/>
    </style:style>
    <style:style style:name="T14" style:family="text">
      <style:text-properties style:font-name="Times New Roman1" fo:font-style="italic" style:font-size-asian="14pt" style:font-style-asian="italic" style:font-style-complex="normal"/>
    </style:style>
    <style:style style:name="T15" style:family="text">
      <style:text-properties style:font-name="Times New Roman1" style:font-size-asian="14pt"/>
    </style:style>
    <style:style style:name="T16" style:family="text">
      <style:text-properties style:font-name="Times New Roman1" style:font-size-asian="14pt" style:font-name-complex="Times New Roman1"/>
    </style:style>
    <style:style style:name="T17" style:family="text">
      <style:text-properties style:font-name="Times New Roman1" fo:font-style="normal" style:font-size-asian="14pt" style:font-style-asian="normal" style:font-style-complex="normal"/>
    </style:style>
    <style:style style:name="T18" style:family="text">
      <style:text-properties style:font-name="Times New Roman1" fo:language="ru" fo:country="RU" fo:font-style="italic" style:font-size-asian="14pt" style:font-style-asian="italic" style:font-style-complex="normal"/>
    </style:style>
    <style:style style:name="T19" style:family="text">
      <style:text-properties style:font-name="Times New Roman1" fo:language="ru" fo:country="RU" fo:font-style="normal" style:font-size-asian="14pt" style:font-style-asian="normal" style:font-style-complex="normal"/>
    </style:style>
    <style:style style:name="T20" style:family="text">
      <style:text-properties style:font-name="Times New Roman" fo:font-size="14pt" fo:font-weight="normal" officeooo:rsid="000dfdd1" style:font-size-asian="12.25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0e4d2d" style:font-size-asian="12.25pt" style:font-weight-asian="normal" style:font-size-complex="14pt" style:font-weight-complex="normal"/>
    </style:style>
    <style:style style:name="T22" style:family="text">
      <style:text-properties style:font-name="Times New Roman" fo:font-size="14pt" fo:font-style="normal" fo:font-weight="normal" officeooo:rsid="000e4d2d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font-name="Times New Roman" fo:font-size="14pt" fo:font-style="italic" fo:font-weight="normal" officeooo:rsid="000e4d2d" style:font-size-asian="12.25pt" style:font-style-asian="italic" style:font-weight-asian="normal" style:font-size-complex="14pt" style:font-style-complex="italic" style:font-weight-complex="normal"/>
    </style:style>
    <style:style style:name="T24" style:family="text">
      <style:text-properties officeooo:rsid="0011e65d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font-style="italic" style:font-style-asian="italic"/>
    </style:style>
    <style:style style:name="T27" style:family="text">
      <style:text-properties officeooo:rsid="0013c534"/>
    </style:style>
    <style:style style:name="T28" style:family="text">
      <style:text-properties officeooo:rsid="0017bc98"/>
    </style:style>
    <style:style style:name="T29" style:family="text">
      <style:text-properties officeooo:rsid="0019a4d3"/>
    </style:style>
    <style:style style:name="T30" style:family="text">
      <style:text-properties fo:color="#000000" fo:language="ru" fo:country="RU"/>
    </style:style>
    <style:style style:name="T31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32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33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34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style:style style:name="fr1" style:family="graphic" style:parent-style-name="Formula">
      <style:graphic-properties style:vertical-pos="from-top" style:vertical-rel="page" style:horizontal-pos="from-left" style:horizontal-rel="paragraph-content" draw:ole-draw-aspect="1"/>
    </style:style>
    <style:style style:name="fr2" style:family="graphic" style:parent-style-name="OLE">
      <style:graphic-properties fo:margin-left="0cm" fo:margin-right="0cm" style:vertical-pos="from-top" style:vertical-rel="page" style:horizontal-pos="from-left" style:horizontal-rel="page" fo:padding="0.002cm" fo:border="none" draw:ole-draw-aspect="1"/>
    </style:style>
    <style:style style:name="fr3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Объект1" text:anchor-type="page" text:anchor-page-number="1" svg:x="6.225cm" svg:y="5.847cm" svg:width="3.05cm" svg:height="1.125cm" draw:z-index="2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fr2" draw:name="Объект168" text:anchor-type="page" text:anchor-page-number="1" svg:x="9.874cm" svg:y="25.157cm" svg:width="2.669cm" svg:height="1.826cm" draw:z-index="3">
        <draw:object xlink:href="./Object 2" xlink:type="simple" xlink:show="embed" xlink:actuate="onLoad"/>
        <draw:image xlink:href="./ObjectReplacements/Object 2" xlink:type="simple" xlink:show="embed" xlink:actuate="onLoad"/>
      </draw:frame>
      <draw:frame draw:style-name="fr2" draw:name="Объект171" text:anchor-type="page" text:anchor-page-number="2" svg:x="8.61cm" svg:y="4.808cm" svg:width="3.254cm" svg:height="2.466cm" draw:z-index="5">
        <draw:object xlink:href="./Object 4" xlink:type="simple" xlink:show="embed" xlink:actuate="onLoad"/>
        <draw:image xlink:href="./ObjectReplacements/Object 4" xlink:type="simple" xlink:show="embed" xlink:actuate="onLoad"/>
      </draw:frame>
      <draw:g text:anchor-type="page" text:anchor-page-number="2" draw:z-index="0" draw:style-name="gr1">
        <draw:custom-shape draw:style-name="gr2" draw:text-style-name="P35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36" svg:x1="3cm" svg:y1="27.515cm" svg:x2="3.002cm" svg:y2="28.986cm">
          <text:p/>
        </draw:line>
        <draw:line draw:style-name="gr3" draw:text-style-name="P36" svg:x1="2.009cm" svg:y1="27.504cm" svg:x2="20.281cm" svg:y2="27.504cm">
          <text:p/>
        </draw:line>
        <draw:line draw:style-name="gr3" draw:text-style-name="P36" svg:x1="3.997cm" svg:y1="27.515cm" svg:x2="3.999cm" svg:y2="28.986cm">
          <text:p/>
        </draw:line>
        <draw:line draw:style-name="gr3" draw:text-style-name="P36" svg:x1="6.5cm" svg:y1="27.515cm" svg:x2="6.502cm" svg:y2="28.986cm">
          <text:p/>
        </draw:line>
        <draw:line draw:style-name="gr3" draw:text-style-name="P36" svg:x1="7.999cm" svg:y1="27.529cm" svg:x2="8.001cm" svg:y2="28.986cm">
          <text:p/>
        </draw:line>
        <draw:line draw:style-name="gr3" draw:text-style-name="P36" svg:x1="9.001cm" svg:y1="27.515cm" svg:x2="9.003cm" svg:y2="28.972cm">
          <text:p/>
        </draw:line>
        <draw:line draw:style-name="gr3" draw:text-style-name="P36" svg:x1="19.3cm" svg:y1="27.515cm" svg:x2="19.304cm" svg:y2="28.986cm">
          <text:p/>
        </draw:line>
        <draw:line draw:style-name="gr4" draw:text-style-name="P36" svg:x1="2.009cm" svg:y1="28cm" svg:x2="8.982cm" svg:y2="28.002cm">
          <text:p/>
        </draw:line>
        <draw:line draw:style-name="gr3" draw:text-style-name="P36" svg:x1="2.009cm" svg:y1="28.501cm" svg:x2="8.982cm" svg:y2="28.501cm">
          <text:p/>
        </draw:line>
        <draw:line draw:style-name="gr4" draw:text-style-name="P36" svg:x1="19.313cm" svg:y1="28.007cm" svg:x2="20.292cm" svg:y2="28.007cm">
          <text:p/>
        </draw:line>
        <draw:frame draw:style-name="gr5" draw:text-style-name="P38" svg:width="0.914cm" svg:height="0.436cm" svg:x="2.049cm" svg:y="28.52cm">
          <draw:text-box>
            <text:p text:style-name="P37"><text:span text:style-name="T31">Изм.</text:span></text:p>
          </draw:text-box>
        </draw:frame>
        <draw:frame draw:style-name="gr5" draw:text-style-name="P38" svg:width="0.916cm" svg:height="0.436cm" svg:x="3.039cm" svg:y="28.52cm">
          <draw:text-box>
            <text:p text:style-name="P37"><text:span text:style-name="T31">Лист</text:span></text:p>
          </draw:text-box>
        </draw:frame>
        <draw:frame draw:style-name="gr5" draw:text-style-name="P38" svg:width="2.354cm" svg:height="0.436cm" svg:x="4.074cm" svg:y="28.52cm">
          <draw:text-box>
            <text:p text:style-name="P37"><text:span text:style-name="T31">№ </text:span><text:span text:style-name="T31">докум.</text:span></text:p>
          </draw:text-box>
        </draw:frame>
        <draw:frame draw:style-name="gr5" draw:text-style-name="P40" svg:width="1.403cm" svg:height="0.436cm" svg:x="6.558cm" svg:y="28.52cm">
          <draw:text-box>
            <text:p text:style-name="P39"><text:span text:style-name="T32">Подпись</text:span></text:p>
          </draw:text-box>
        </draw:frame>
        <draw:frame draw:style-name="gr5" draw:text-style-name="P38" svg:width="0.914cm" svg:height="0.436cm" svg:x="8.043cm" svg:y="28.52cm">
          <draw:text-box>
            <text:p text:style-name="P37"><text:span text:style-name="T31">Дата</text:span></text:p>
          </draw:text-box>
        </draw:frame>
        <draw:frame draw:style-name="gr5" draw:text-style-name="P38" svg:width="0.916cm" svg:height="0.436cm" svg:x="19.339cm" svg:y="27.553cm">
          <draw:text-box>
            <text:p text:style-name="P37"><text:span text:style-name="T31">Лист</text:span></text:p>
          </draw:text-box>
        </draw:frame>
        <draw:frame draw:style-name="gr5" draw:text-style-name="P38" svg:width="0.916cm" svg:height="0.599cm" svg:x="19.339cm" svg:y="28.201cm">
          <draw:text-box>
            <text:p text:style-name="P37"><text:span text:style-name="T33">2</text:span></text:p>
          </draw:text-box>
        </draw:frame>
        <draw:frame draw:style-name="gr5" draw:text-style-name="P38" svg:width="10.134cm" svg:height="0.675cm" svg:x="9.086cm" svg:y="27.901cm">
          <draw:text-box>
            <text:p text:style-name="P37"><text:span text:style-name="T34">КР-НРТК- (2АС-02)</text:span></text:p>
          </draw:text-box>
        </draw:frame>
      </draw:g>
      <draw:g text:anchor-type="page" text:anchor-page-number="1" draw:z-index="1" draw:style-name="gr1">
        <draw:custom-shape draw:style-name="gr2" draw:text-style-name="P35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36" svg:x1="3cm" svg:y1="27.515cm" svg:x2="3.002cm" svg:y2="28.986cm">
          <text:p/>
        </draw:line>
        <draw:line draw:style-name="gr3" draw:text-style-name="P36" svg:x1="2.009cm" svg:y1="27.504cm" svg:x2="20.281cm" svg:y2="27.504cm">
          <text:p/>
        </draw:line>
        <draw:line draw:style-name="gr3" draw:text-style-name="P36" svg:x1="3.997cm" svg:y1="27.515cm" svg:x2="3.999cm" svg:y2="28.986cm">
          <text:p/>
        </draw:line>
        <draw:line draw:style-name="gr3" draw:text-style-name="P36" svg:x1="6.5cm" svg:y1="27.515cm" svg:x2="6.502cm" svg:y2="28.986cm">
          <text:p/>
        </draw:line>
        <draw:line draw:style-name="gr3" draw:text-style-name="P36" svg:x1="7.999cm" svg:y1="27.529cm" svg:x2="8.001cm" svg:y2="28.986cm">
          <text:p/>
        </draw:line>
        <draw:line draw:style-name="gr3" draw:text-style-name="P36" svg:x1="9.001cm" svg:y1="27.515cm" svg:x2="9.003cm" svg:y2="28.972cm">
          <text:p/>
        </draw:line>
        <draw:line draw:style-name="gr3" draw:text-style-name="P36" svg:x1="19.3cm" svg:y1="27.515cm" svg:x2="19.304cm" svg:y2="28.986cm">
          <text:p/>
        </draw:line>
        <draw:line draw:style-name="gr4" draw:text-style-name="P36" svg:x1="2.009cm" svg:y1="28cm" svg:x2="8.982cm" svg:y2="28.002cm">
          <text:p/>
        </draw:line>
        <draw:line draw:style-name="gr3" draw:text-style-name="P36" svg:x1="2.009cm" svg:y1="28.501cm" svg:x2="8.982cm" svg:y2="28.501cm">
          <text:p/>
        </draw:line>
        <draw:line draw:style-name="gr4" draw:text-style-name="P36" svg:x1="19.313cm" svg:y1="28.007cm" svg:x2="20.292cm" svg:y2="28.007cm">
          <text:p/>
        </draw:line>
        <draw:frame draw:style-name="gr5" draw:text-style-name="P38" svg:width="0.914cm" svg:height="0.436cm" svg:x="2.049cm" svg:y="28.52cm">
          <draw:text-box>
            <text:p text:style-name="P37"><text:span text:style-name="T31">Изм.</text:span></text:p>
          </draw:text-box>
        </draw:frame>
        <draw:frame draw:style-name="gr5" draw:text-style-name="P38" svg:width="0.916cm" svg:height="0.436cm" svg:x="3.039cm" svg:y="28.52cm">
          <draw:text-box>
            <text:p text:style-name="P37"><text:span text:style-name="T31">Лист</text:span></text:p>
          </draw:text-box>
        </draw:frame>
        <draw:frame draw:style-name="gr5" draw:text-style-name="P38" svg:width="2.354cm" svg:height="0.436cm" svg:x="4.074cm" svg:y="28.52cm">
          <draw:text-box>
            <text:p text:style-name="P37"><text:span text:style-name="T31">№ </text:span><text:span text:style-name="T31">докум.</text:span></text:p>
          </draw:text-box>
        </draw:frame>
        <draw:frame draw:style-name="gr5" draw:text-style-name="P40" svg:width="1.403cm" svg:height="0.436cm" svg:x="6.558cm" svg:y="28.52cm">
          <draw:text-box>
            <text:p text:style-name="P39"><text:span text:style-name="T32">Подпись</text:span></text:p>
          </draw:text-box>
        </draw:frame>
        <draw:frame draw:style-name="gr5" draw:text-style-name="P38" svg:width="0.914cm" svg:height="0.436cm" svg:x="8.043cm" svg:y="28.52cm">
          <draw:text-box>
            <text:p text:style-name="P37"><text:span text:style-name="T31">Дата</text:span></text:p>
          </draw:text-box>
        </draw:frame>
        <draw:frame draw:style-name="gr5" draw:text-style-name="P38" svg:width="0.916cm" svg:height="0.436cm" svg:x="19.339cm" svg:y="27.553cm">
          <draw:text-box>
            <text:p text:style-name="P37"><text:span text:style-name="T31">Лист</text:span></text:p>
          </draw:text-box>
        </draw:frame>
        <draw:frame draw:style-name="gr5" draw:text-style-name="P38" svg:width="0.916cm" svg:height="0.599cm" svg:x="19.339cm" svg:y="28.201cm">
          <draw:text-box>
            <text:p text:style-name="P37"><text:span text:style-name="T33">2</text:span></text:p>
          </draw:text-box>
        </draw:frame>
        <draw:frame draw:style-name="gr5" draw:text-style-name="P38" svg:width="10.134cm" svg:height="0.675cm" svg:x="9.086cm" svg:y="27.901cm">
          <draw:text-box>
            <text:p text:style-name="P37"><text:span text:style-name="T34">КР-НРТК- (2АС-02)</text:span></text:p>
          </draw:text-box>
        </draw:frame>
      </draw:g>
      <draw:g text:anchor-type="page" text:anchor-page-number="3" draw:z-index="10" draw:style-name="gr1">
        <draw:custom-shape draw:style-name="gr2" draw:text-style-name="P35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36" svg:x1="3cm" svg:y1="27.515cm" svg:x2="3.002cm" svg:y2="28.986cm">
          <text:p/>
        </draw:line>
        <draw:line draw:style-name="gr3" draw:text-style-name="P36" svg:x1="2.009cm" svg:y1="27.504cm" svg:x2="20.281cm" svg:y2="27.504cm">
          <text:p/>
        </draw:line>
        <draw:line draw:style-name="gr3" draw:text-style-name="P36" svg:x1="3.997cm" svg:y1="27.515cm" svg:x2="3.999cm" svg:y2="28.986cm">
          <text:p/>
        </draw:line>
        <draw:line draw:style-name="gr3" draw:text-style-name="P36" svg:x1="6.5cm" svg:y1="27.515cm" svg:x2="6.502cm" svg:y2="28.986cm">
          <text:p/>
        </draw:line>
        <draw:line draw:style-name="gr3" draw:text-style-name="P36" svg:x1="7.999cm" svg:y1="27.529cm" svg:x2="8.001cm" svg:y2="28.986cm">
          <text:p/>
        </draw:line>
        <draw:line draw:style-name="gr3" draw:text-style-name="P36" svg:x1="9.001cm" svg:y1="27.515cm" svg:x2="9.003cm" svg:y2="28.972cm">
          <text:p/>
        </draw:line>
        <draw:line draw:style-name="gr3" draw:text-style-name="P36" svg:x1="19.3cm" svg:y1="27.515cm" svg:x2="19.304cm" svg:y2="28.986cm">
          <text:p/>
        </draw:line>
        <draw:line draw:style-name="gr4" draw:text-style-name="P36" svg:x1="2.009cm" svg:y1="28cm" svg:x2="8.982cm" svg:y2="28.002cm">
          <text:p/>
        </draw:line>
        <draw:line draw:style-name="gr3" draw:text-style-name="P36" svg:x1="2.009cm" svg:y1="28.501cm" svg:x2="8.982cm" svg:y2="28.501cm">
          <text:p/>
        </draw:line>
        <draw:line draw:style-name="gr4" draw:text-style-name="P36" svg:x1="19.313cm" svg:y1="28.007cm" svg:x2="20.292cm" svg:y2="28.007cm">
          <text:p/>
        </draw:line>
        <draw:frame draw:style-name="gr5" draw:text-style-name="P38" svg:width="0.914cm" svg:height="0.436cm" svg:x="2.049cm" svg:y="28.52cm">
          <draw:text-box>
            <text:p text:style-name="P37"><text:span text:style-name="T31">Изм.</text:span></text:p>
          </draw:text-box>
        </draw:frame>
        <draw:frame draw:style-name="gr5" draw:text-style-name="P38" svg:width="0.916cm" svg:height="0.436cm" svg:x="3.039cm" svg:y="28.52cm">
          <draw:text-box>
            <text:p text:style-name="P37"><text:span text:style-name="T31">Лист</text:span></text:p>
          </draw:text-box>
        </draw:frame>
        <draw:frame draw:style-name="gr5" draw:text-style-name="P38" svg:width="2.354cm" svg:height="0.436cm" svg:x="4.074cm" svg:y="28.52cm">
          <draw:text-box>
            <text:p text:style-name="P37"><text:span text:style-name="T31">№ </text:span><text:span text:style-name="T31">докум.</text:span></text:p>
          </draw:text-box>
        </draw:frame>
        <draw:frame draw:style-name="gr5" draw:text-style-name="P40" svg:width="1.403cm" svg:height="0.436cm" svg:x="6.558cm" svg:y="28.52cm">
          <draw:text-box>
            <text:p text:style-name="P39"><text:span text:style-name="T32">Подпись</text:span></text:p>
          </draw:text-box>
        </draw:frame>
        <draw:frame draw:style-name="gr5" draw:text-style-name="P38" svg:width="0.914cm" svg:height="0.436cm" svg:x="8.043cm" svg:y="28.52cm">
          <draw:text-box>
            <text:p text:style-name="P37"><text:span text:style-name="T31">Дата</text:span></text:p>
          </draw:text-box>
        </draw:frame>
        <draw:frame draw:style-name="gr5" draw:text-style-name="P38" svg:width="0.916cm" svg:height="0.436cm" svg:x="19.339cm" svg:y="27.553cm">
          <draw:text-box>
            <text:p text:style-name="P37"><text:span text:style-name="T31">Лист</text:span></text:p>
          </draw:text-box>
        </draw:frame>
        <draw:frame draw:style-name="gr5" draw:text-style-name="P38" svg:width="0.916cm" svg:height="0.599cm" svg:x="19.339cm" svg:y="28.201cm">
          <draw:text-box>
            <text:p text:style-name="P37"><text:span text:style-name="T33">2</text:span></text:p>
          </draw:text-box>
        </draw:frame>
        <draw:frame draw:style-name="gr5" draw:text-style-name="P38" svg:width="10.134cm" svg:height="0.675cm" svg:x="9.086cm" svg:y="27.901cm">
          <draw:text-box>
            <text:p text:style-name="P37"><text:span text:style-name="T34">КР-НРТК- (2АС-02)</text:span></text:p>
          </draw:text-box>
        </draw:frame>
      </draw:g>
      <text:p text:style-name="P6">Определение конкурентоспособности.</text:p>
      <text:p text:style-name="P4"><text:span text:style-name="T20">В <text:s/>рамках дипломного проекта разрабатывается система </text:span><text:span text:style-name="T21">управления программными проектами. Оценка конкурентоспособности программного продукта основана на расчете интегрального показателя конкурентоспособности <text:s/></text:span><text:span text:style-name="T22">(</text:span><text:span text:style-name="T23">К</text:span><text:span text:style-name="T8">и</text:span><text:span text:style-name="T10">).</text:span></text:p>
      <text:p text:style-name="P4"/>
      <text:p text:style-name="P4"/>
      <text:p text:style-name="P7"><text:span text:style-name="T16">где </text:span><text:span text:style-name="T12">К</text:span><text:span text:style-name="T3">И</text:span><text:span text:style-name="T11"> — интегральный показатель конкурентоспособности проектируемого изделия по отношению к аналогу или перспективному изделию;</text:span></text:p>
      <text:p text:style-name="P8"><text:span text:style-name="T11">К</text:span><text:span text:style-name="T6">Т</text:span><text:span text:style-name="T11"> — групповой показатель конкурентоспособности по техническим параметрам;</text:span></text:p>
      <text:p text:style-name="P9"><text:span text:style-name="T11">К</text:span><text:span text:style-name="T6">Н</text:span><text:span text:style-name="T11"> — групповой показатель конкурентоспособности по нормативным параметрам;</text:span></text:p>
      <text:p text:style-name="P9"><text:span text:style-name="T11">К</text:span><text:span text:style-name="T6">Э</text:span><text:span text:style-name="T11"> — групповой показатель конкурентоспособности по экономическим параметрам.</text:span></text:p>
      <text:p text:style-name="P11">Расчет группового показателя по техническим параметрам. В первую очередь экспертным методом определяются значения весомостей показателей качества. Выделим группу экспертов и технические показатели качества изделия, существенных для рассматриваемой области.</text:p>
      <text:p text:style-name="P1">Эксперты:</text:p>
      <text:p text:style-name="P13">Эксперт 1 — Гафаров И.<text:span text:style-name="T27">Р</text:span>., главный специалист <text:span text:style-name="T27">предприятия</text:span>;</text:p>
      <text:p text:style-name="P1">Эксперт 2 — <text:span text:style-name="T27">Насыров Р.В., руководитель дипломного проекта;</text:span></text:p>
      <text:p text:style-name="P1">Эксперт 3 — <text:span text:style-name="T27">Милиенко И.А.</text:span>, студент.</text:p>
      <text:p text:style-name="P1">Показатели качества изделий:</text:p>
      <text:p text:style-name="P2">П1 - простота интерфейса;</text:p>
      <text:p text:style-name="P2">П2 — <text:span text:style-name="T29">время отзыва</text:span>;</text:p>
      <text:p text:style-name="P2">П3 — <text:span text:style-name="T28">количество ролей;</text:span></text:p>
      <text:p text:style-name="P3">Вес показателя рассчитывается по формуле:</text:p>
      <text:p text:style-name="P5"/>
      <text:p text:style-name="P5"/>
      <text:p text:style-name="P10"><text:soft-page-break/><text:span text:style-name="T25">где </text:span><text:span text:style-name="T1">q</text:span><text:span text:style-name="T2">ij</text:span><text:span text:style-name="T25"> – вес </text:span><text:span text:style-name="T1">i</text:span><text:span text:style-name="T25">-го показателя по </text:span><text:span text:style-name="T1">j</text:span><text:span text:style-name="T25">-му эксперту;</text:span></text:p>
      <text:p text:style-name="P21"><text:span text:style-name="T1">b</text:span><text:span text:style-name="T2">ij</text:span><text:span text:style-name="T25"> – оценка значимости </text:span><text:span text:style-name="T1">i</text:span><text:span text:style-name="T25">-го показателя </text:span><text:span text:style-name="T1">j</text:span><text:span text:style-name="T25">-м экспертом.</text:span></text:p>
      <text:p text:style-name="P22"><text:span text:style-name="T25">Средневзвешенная весомость показателя (</text:span><text:span text:style-name="T25"><draw:frame draw:style-name="fr3" draw:name="Объект170" text:anchor-type="as-char" svg:width="0.79cm" svg:height="0.563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5">) рассчитывается по формуле:</text:span></text:p>
      <text:p text:style-name="P23"/>
      <text:p text:style-name="P24">,</text:p>
      <text:p text:style-name="P24"/>
      <text:p text:style-name="P14"><text:span text:style-name="T15">где </text:span><text:span text:style-name="T13">В</text:span><text:span text:style-name="T4">Эj</text:span><text:span text:style-name="T15"> – вес j–го эксперта (значения указаны в таблице 1).</text:span></text:p>
      <text:p text:style-name="P18"><text:span text:style-name="T15">Таблица 1</text:span></text:p>
      <text:p text:style-name="P15"><text:span text:style-name="T15">Весомость показателей</text:span></text:p>
      <text:p text:style-name="P15"><draw:frame draw:style-name="fr4" draw:name="Объект2" text:anchor-type="paragraph" svg:x="0.78cm" svg:y="-0.051cm" svg:width="16.958cm" svg:height="3.136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6"><text:span text:style-name="T15">Для рассчета конкурентоспособности в качестве аналога принимается система управления проектами </text:span><text:span text:style-name="T13">Asana.</text:span><text:span text:style-name="T17"> Для выбранного ипроектируемого изделий рассчитывается групповой показатель конкурентоспособности по техническим параметрам.</text:span></text:p>
      <text:p text:style-name="P16"><text:span text:style-name="T17">Технический показатель качества рассчитывается по формуле</text:span></text:p>
      <text:p text:style-name="P17"><text:span text:style-name="T17"><draw:frame draw:style-name="fr3" draw:name="Объект175" text:anchor-type="as-char" svg:width="3.304cm" svg:height="1.20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p>
      <text:p text:style-name="P26"><text:span text:style-name="T25">Расчет </text:span><text:span text:style-name="T26">К</text:span><text:span text:style-name="T9">Т</text:span><text:span text:style-name="T25"> основан на сравнении единичных относительных показателей качества </text:span><text:span text:style-name="T26">В</text:span><text:span text:style-name="T25">, определяемых из соотношения значений единичного абсолютного показателя качества товара-аналога и проектируемого изделия. </text:span></text:p>
      <text:p text:style-name="P27"/>
      <text:p text:style-name="P27">Относительный показатель качества рассчитывается по формуле:</text:p>
      <text:p text:style-name="P25"><draw:frame draw:style-name="fr3" draw:name="Объект176" text:anchor-type="as-char" svg:width="1.61cm" svg:height="1.185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25"> <text:s/>или </text:span><draw:frame draw:style-name="fr3" draw:name="Объект177" text:anchor-type="as-char" svg:width="1.61cm" svg:height="1.185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25">,</text:span></text:p>
      <text:p text:style-name="P28"/>
      <text:p text:style-name="P29"><text:soft-page-break/><text:span text:style-name="T25">где </text:span><text:span text:style-name="T26">В</text:span><text:span text:style-name="T2">i</text:span><text:span text:style-name="T25"> – значения </text:span><text:span text:style-name="T1">i</text:span><text:span text:style-name="T25">-го единичного относительного показателя качества;</text:span></text:p>
      <text:p text:style-name="P30"><text:span text:style-name="T18">А</text:span><text:span text:style-name="T7">а</text:span><text:span text:style-name="T5">i</text:span><text:span text:style-name="T19">, </text:span><text:span text:style-name="T18">А</text:span><text:span text:style-name="T7">и</text:span><text:span text:style-name="T5">i</text:span><text:span text:style-name="T19"> – значения </text:span><text:span text:style-name="T14">i</text:span><text:span text:style-name="T19">-го единичного абсолютного показателя качества аналога и проектируемого изделия соответственно.</text:span></text:p>
      <text:p text:style-name="P20"/>
      <text:p text:style-name="P31"><text:span text:style-name="T25">Для удобства сбора, анализа и представления информации составляется карта технического уровня и качества изделия, представленная в таблице 2.</text:span></text:p>
      <text:p text:style-name="P32"><text:span text:style-name="T25"/></text:p>
      <text:p text:style-name="P34"><text:span text:style-name="T25">Таблица 2</text:span></text:p>
      <text:p text:style-name="P33"><text:span text:style-name="T25">Карта технического уровня и качества изделий</text:span></text:p>
      <text:p text:style-name="P33"><draw:frame draw:style-name="fr5" draw:name="Объект3" text:anchor-type="paragraph" svg:width="16.279cm" svg:height="3.935cm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19"><text:span text:style-name="T30">Примечание: А – изделие-аналог; И – проектируемое изделие; П – перспективное изделие.</text:span></text:p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Основной_20_текст_20_ПЗ_20_Знак" style:display-name="Основной текст ПЗ Знак" style:family="paragraph">
      <style:paragraph-properties fo:margin-left="0cm" fo:margin-right="0cm" fo:line-height="150%" fo:text-align="justify" style:justify-single-word="false" fo:orphans="2" fo:widows="2" fo:text-indent="1.199cm" style:auto-text-indent="false"/>
      <style:text-properties fo:color="#000000" style:font-name="Times New Roman1" fo:font-family="'Times New Roman'" style:font-family-generic="roman" style:font-pitch="variable" fo:font-size="14pt" fo:language="ru" fo:country="RU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Оновной_20_текст_20_ПЗ" style:display-name="Оновной текст ПЗ" style:family="paragraph">
      <style:paragraph-properties fo:margin-left="0cm" fo:margin-right="0cm" fo:line-height="150%" fo:text-align="justify" style:justify-single-word="false" fo:orphans="2" fo:widows="2" fo:text-indent="1.199cm" style:auto-text-indent="false"/>
      <style:text-properties style:use-window-font-color="true" style:font-name="Times New Roman1" fo:font-family="'Times New Roman'" style:font-family-generic="roman" style:font-pitch="variable" fo:font-size="14pt" fo:language="en" fo:country="US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4pt" style:language-complex="ar" style:country-complex="S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2.602cm" fo:margin-left="2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4-10T10:10:25.116036550</dc:date>
    <meta:editing-duration>PT2H33M48S</meta:editing-duration>
    <meta:editing-cycles>17</meta:editing-cycles>
    <meta:generator>LibreOffice/4.3.3.2$Linux_X86_64 LibreOffice_project/430m0$Build-2</meta:generator>
    <meta:document-statistic meta:table-count="0" meta:image-count="0" meta:object-count="9" meta:page-count="3" meta:paragraph-count="35" meta:word-count="275" meta:character-count="2418" meta:non-whitespace-character-count="2156"/>
  </office:meta>
</office:document-meta>
</file>

<file path=Object 1/content.xml><?xml version="1.0" encoding="utf-8"?>
<math xmlns="http://www.w3.org/1998/Math/MathML" display="block">
  <semantics>
    <mrow>
      <mrow>
        <msub>
          <mi>К</mi>
          <mi>И</mi>
        </msub>
        <mo stretchy="false">=</mo>
        <mfrac>
          <mrow>
            <msub>
              <mi>К</mi>
              <mi>Н</mi>
            </msub>
            <mo stretchy="false">∗</mo>
            <mrow>
              <msub>
                <mi>К</mi>
                <mi>Т</mi>
              </msub>
              <mi mathvariant="normal">❑</mi>
            </mrow>
          </mrow>
          <mrow>
            <msub>
              <mi>К</mi>
              <mi>Э</mi>
            </msub>
            <mi mathvariant="normal">❑</mi>
          </mrow>
        </mfrac>
      </mrow>
      <mrow/>
      <mrow/>
    </mrow>
    <annotation encoding="StarMath 5.0">К_И= К_Н  * { К_Т{&lt;?&gt;}} over { К_Э{&lt;?&gt;}}  {}{}</annotation>
  </semantics>
</math>
</file>

<file path=Object 2/content.xml><?xml version="1.0" encoding="utf-8"?>
<math xmlns="http://www.w3.org/1998/Math/MathML" display="block">
  <semantics>
    <mrow>
      <mstyle mathsize="12pt">
        <mrow>
          <msub>
            <mi>q</mi>
            <mstyle mathsize="8pt">
              <mstyle mathvariant="italic">
                <mtext>ij</mtext>
              </mstyle>
            </mstyle>
          </msub>
          <mo stretchy="false">=</mo>
          <mfrac>
            <msub>
              <mi>b</mi>
              <mstyle mathsize="8pt">
                <mstyle mathvariant="italic">
                  <mtext>ij</mtext>
                </mstyle>
              </mstyle>
            </msub>
            <mrow>
              <munderover>
                <mo stretchy="false">∑</mo>
                <mstyle mathsize="8pt">
                  <mrow>
                    <mi>i</mi>
                    <mo stretchy="false">=</mo>
                    <mn>1</mn>
                  </mrow>
                </mstyle>
                <mstyle mathsize="8pt">
                  <mi>n</mi>
                </mstyle>
              </munderover>
              <msub>
                <mi>b</mi>
                <mstyle mathsize="8pt">
                  <mstyle mathvariant="italic">
                    <mtext>ij</mtext>
                  </mstyle>
                </mstyle>
              </msub>
            </mrow>
          </mfrac>
        </mrow>
      </mstyle>
      <mrow/>
    </mrow>
    <annotation encoding="StarMath 5.0"> size 12{q rSub { size 8{ ital "ij"} } = {  {b rSub { size 8{ ital "ij"} } }  over  { Sum cSub { size 8{i=1} }  cSup { size 8{n} }  {b rSub { size 8{ ital "ij"} } } } } } {}</annotation>
  </semantics>
</math>
</file>

<file path=Object 3/content.xml><?xml version="1.0" encoding="utf-8"?>
<math xmlns="http://www.w3.org/1998/Math/MathML" display="block">
  <semantics>
    <mrow>
      <mstyle mathsize="12pt">
        <msub>
          <mi>З</mi>
          <mstyle mathsize="8pt">
            <mstyle mathvariant="italic">
              <mtext>Нi</mtext>
            </mstyle>
          </mstyle>
        </msub>
      </mstyle>
      <mrow/>
    </mrow>
    <annotation encoding="StarMath 5.0"> size 12{З rSub { size 8{ ital "Нi"} } } {}</annotation>
  </semantics>
</math>
</file>

<file path=Object 4/content.xml><?xml version="1.0" encoding="utf-8"?>
<math xmlns="http://www.w3.org/1998/Math/MathML" display="block">
  <semantics>
    <mrow>
      <mstyle mathsize="12pt">
        <mrow>
          <msub>
            <mi>З</mi>
            <mstyle mathsize="8pt">
              <mstyle mathvariant="italic">
                <mtext>Нi</mtext>
              </mstyle>
            </mstyle>
          </msub>
          <mo stretchy="false">=</mo>
          <mfrac>
            <mrow>
              <munderover>
                <mo stretchy="false">∑</mo>
                <mstyle mathsize="8pt">
                  <mrow>
                    <mi>j</mi>
                    <mo stretchy="false">=</mo>
                    <mn>1</mn>
                  </mrow>
                </mstyle>
                <mstyle mathsize="8pt">
                  <mi>m</mi>
                </mstyle>
              </munderover>
              <mrow>
                <mo stretchy="false">(</mo>
                <mrow>
                  <msub>
                    <mi>В</mi>
                    <mstyle mathsize="8pt">
                      <mstyle mathvariant="italic">
                        <mtext>Эj</mtext>
                      </mstyle>
                    </mstyle>
                  </msub>
                  <mo stretchy="false">⋅</mo>
                  <msub>
                    <mi>q</mi>
                    <mstyle mathsize="8pt">
                      <mstyle mathvariant="italic">
                        <mtext>ij</mtext>
                      </mstyle>
                    </mstyle>
                  </msub>
                </mrow>
                <mo stretchy="false">)</mo>
              </mrow>
            </mrow>
            <mrow>
              <munderover>
                <mo stretchy="false">∑</mo>
                <mstyle mathsize="8pt">
                  <mrow>
                    <mi>j</mi>
                    <mo stretchy="false">=</mo>
                    <mn>1</mn>
                  </mrow>
                </mstyle>
                <mstyle mathsize="8pt">
                  <mi>m</mi>
                </mstyle>
              </munderover>
              <msub>
                <mi>В</mi>
                <mstyle mathsize="8pt">
                  <mstyle mathvariant="italic">
                    <mtext>Эj</mtext>
                  </mstyle>
                </mstyle>
              </msub>
            </mrow>
          </mfrac>
        </mrow>
      </mstyle>
      <mrow/>
    </mrow>
    <annotation encoding="StarMath 5.0"> size 12{З rSub { size 8{ ital "Нi"} } = {  { Sum cSub { size 8{j=1} }  cSup { size 8{m} }  { \( В rSub { size 8{ ital "Эj"} }  cdot q rSub { size 8{ ital "ij"} }  \) } }  over  { Sum cSub { size 8{j=1} }  cSup { size 8{m} }  {В rSub { size 8{ ital "Эj"} } } } } } {}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669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3pt" fo:font-weight="bold" style:font-name-asian="Times New Roman" style:font-size-asian="13pt" style:language-asian="hi" style:country-asian="IN" style:font-weight-asian="bold" style:font-name-complex="DejaVu Sans" style:font-size-complex="13pt" style:language-complex="en" style:country-complex="US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1"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2"/>
        <table:table-column table:style-name="co3" table:default-cell-style-name="ce7"/>
        <table:table-column table:style-name="co5" table:default-cell-style-name="ce2"/>
        <table:table-column table:style-name="co3" table:default-cell-style-name="ce7"/>
        <table:table-column table:style-name="co6" table:default-cell-style-name="ce2"/>
        <table:table-column table:style-name="co3" table:number-columns-repeated="2" table:default-cell-style-name="ce7"/>
        <table:table-row table:style-name="ro1">
          <table:table-cell table:style-name="ce1" office:value-type="string" calcext:value-type="string" table:number-columns-spanned="1" table:number-rows-spanned="3">
            <text:p>Эксперт</text:p>
          </table:table-cell>
          <table:table-cell table:style-name="ce1" office:value-type="string" calcext:value-type="string" table:number-columns-spanned="1" table:number-rows-spanned="3">
            <text:p>Вес эксперта</text:p>
          </table:table-cell>
          <table:table-cell table:style-name="ce5" office:value-type="string" calcext:value-type="string" table:number-columns-spanned="6" table:number-rows-spanned="1">
            <text:p>Оценка (bij) и вес (qij) показателей</text:p>
          </table:table-cell>
          <table:covered-table-cell table:number-columns-repeated="5" table:style-name="ce8"/>
          <table:table-cell table:style-name="ce6" office:value-type="string" calcext:value-type="string" table:number-columns-spanned="2" table:number-rows-spanned="1">
            <text:p>Всего</text:p>
          </table:table-cell>
          <table:covered-table-cell table:style-name="ce8"/>
        </table:table-row>
        <table:table-row table:style-name="ro1">
          <table:covered-table-cell table:number-columns-repeated="2" table:style-name="ce1"/>
          <table:table-cell table:style-name="ce6" office:value-type="string" calcext:value-type="string" table:number-columns-spanned="2" table:number-rows-spanned="1">
            <text:p>П1</text:p>
          </table:table-cell>
          <table:covered-table-cell table:style-name="ce8"/>
          <table:table-cell table:style-name="ce6" office:value-type="string" calcext:value-type="string" table:number-columns-spanned="2" table:number-rows-spanned="1">
            <text:p>П2</text:p>
          </table:table-cell>
          <table:covered-table-cell table:style-name="ce8"/>
          <table:table-cell table:style-name="ce6" office:value-type="string" calcext:value-type="string" table:number-columns-spanned="2" table:number-rows-spanned="1">
            <text:p>П3</text:p>
          </table:table-cell>
          <table:covered-table-cell table:style-name="ce8"/>
          <table:table-cell table:style-name="ce9" office:value-type="string" calcext:value-type="string">
            <text:p>Σbj</text:p>
          </table:table-cell>
          <table:table-cell table:style-name="ce6" office:value-type="string" calcext:value-type="string">
            <text:p>Σqj</text:p>
          </table:table-cell>
        </table:table-row>
        <table:table-row table:style-name="ro1">
          <table:covered-table-cell table:number-columns-repeated="2" table:style-name="ce1"/>
          <table:table-cell table:style-name="ce6" office:value-type="string" calcext:value-type="string">
            <text:p>bij</text:p>
          </table:table-cell>
          <table:table-cell table:style-name="ce6" office:value-type="string" calcext:value-type="string">
            <text:p>qij</text:p>
          </table:table-cell>
          <table:table-cell table:style-name="ce6" office:value-type="string" calcext:value-type="string">
            <text:p>bij</text:p>
          </table:table-cell>
          <table:table-cell table:style-name="ce6" office:value-type="string" calcext:value-type="string">
            <text:p>qij</text:p>
          </table:table-cell>
          <table:table-cell table:style-name="ce6" office:value-type="string" calcext:value-type="string">
            <text:p>bij</text:p>
          </table:table-cell>
          <table:table-cell table:style-name="ce6" office:value-type="string" calcext:value-type="string">
            <text:p>qij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Гафаров И.И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4]/([.C4]+[.E4]+[.G4])" office:value-type="float" office:value="0.333333333333333" calcext:value-type="float">
            <text:p>0,3333333333</text:p>
          </table:table-cell>
          <table:table-cell office:value-type="float" office:value="5" calcext:value-type="float">
            <text:p>5</text:p>
          </table:table-cell>
          <table:table-cell table:formula="of:=[.E4]/([.C4]+[.E4]+[.G4])" office:value-type="float" office:value="0.333333333333333" calcext:value-type="float">
            <text:p>0,3333333333</text:p>
          </table:table-cell>
          <table:table-cell office:value-type="float" office:value="5" calcext:value-type="float">
            <text:p>5</text:p>
          </table:table-cell>
          <table:table-cell table:formula="of:=[.G4]/([.G4]+[.E4]+[.C4])" office:value-type="float" office:value="0.333333333333333" calcext:value-type="float">
            <text:p>0,3333333333</text:p>
          </table:table-cell>
          <table:table-cell table:formula="of:=[.C4]+[.E4]+[.G4]" office:value-type="float" office:value="15" calcext:value-type="float">
            <text:p>15</text:p>
          </table:table-cell>
          <table:table-cell table:formula="of:=[.D4]+[.F4]+[.H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асыров Р.В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C5]/([.C5]+[.E5]+[.G5])" office:value-type="float" office:value="0.307692307692308" calcext:value-type="float">
            <text:p>0,3076923077</text:p>
          </table:table-cell>
          <table:table-cell office:value-type="float" office:value="5" calcext:value-type="float">
            <text:p>5</text:p>
          </table:table-cell>
          <table:table-cell table:formula="of:=[.E5]/([.C5]+[.E5]+[.G5])" office:value-type="float" office:value="0.384615384615385" calcext:value-type="float">
            <text:p>0,3846153846</text:p>
          </table:table-cell>
          <table:table-cell office:value-type="float" office:value="4" calcext:value-type="float">
            <text:p>4</text:p>
          </table:table-cell>
          <table:table-cell table:formula="of:=[.G5]/([.C5]+[.E5]+[.G5])" office:value-type="float" office:value="0.307692307692308" calcext:value-type="float">
            <text:p>0,3076923077</text:p>
          </table:table-cell>
          <table:table-cell table:formula="of:=[.C5]+[.E5]+[.G5]" office:value-type="float" office:value="13" calcext:value-type="float">
            <text:p>13</text:p>
          </table:table-cell>
          <table:table-cell table:formula="of:=[.D5]+[.F5]+[.H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илиенко И.А.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6]/([.C6]+[.E6]+[.G6])" office:value-type="float" office:value="0.307692307692308" calcext:value-type="float">
            <text:p>0,3076923077</text:p>
          </table:table-cell>
          <table:table-cell office:value-type="float" office:value="4" calcext:value-type="float">
            <text:p>4</text:p>
          </table:table-cell>
          <table:table-cell table:formula="of:=[.E6]/([.C6]+[.E6]+[.G6])" office:value-type="float" office:value="0.307692307692308" calcext:value-type="float">
            <text:p>0,3076923077</text:p>
          </table:table-cell>
          <table:table-cell office:value-type="float" office:value="5" calcext:value-type="float">
            <text:p>5</text:p>
          </table:table-cell>
          <table:table-cell table:formula="of:=[.G6]/([.C6]+[.E6]+[.G6])" office:value-type="float" office:value="0.384615384615385" calcext:value-type="float">
            <text:p>0,3846153846</text:p>
          </table:table-cell>
          <table:table-cell table:formula="of:=[.C6]+[.E6]+[.G6]" office:value-type="float" office:value="13" calcext:value-type="float">
            <text:p>13</text:p>
          </table:table-cell>
          <table:table-cell table:formula="of:=[.D6]+[.F6]+[.H6]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Весомость показателей (Q)</text:p>
          </table:table-cell>
          <table:covered-table-cell table:style-name="ce4"/>
          <table:table-cell office:value-type="float" office:value="0.316" calcext:value-type="float" table:number-columns-spanned="2" table:number-rows-spanned="1">
            <text:p>0,316</text:p>
          </table:table-cell>
          <table:covered-table-cell table:style-name="ce7"/>
          <table:table-cell office:value-type="float" office:value="0.344" calcext:value-type="float" table:number-columns-spanned="2" table:number-rows-spanned="1">
            <text:p>0,344</text:p>
          </table:table-cell>
          <table:covered-table-cell table:style-name="ce7"/>
          <table:table-cell office:value-type="float" office:value="0.339" calcext:value-type="float" table:number-columns-spanned="2" table:number-rows-spanned="1">
            <text:p>0,339</text:p>
          </table:table-cell>
          <table:covered-table-cell table:style-name="ce7"/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.00.0000</text:date>, <text:time style:data-style-name="N2" text:time-value="09:06:21.88821581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math xmlns="http://www.w3.org/1998/Math/MathML" display="block">
  <semantics>
    <mrow>
      <mstyle mathsize="12pt">
        <mrow>
          <msub>
            <mi>K</mi>
            <mstyle mathsize="8pt">
              <mi>Т</mi>
            </mstyle>
          </msub>
          <mo stretchy="false">=</mo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n</mi>
              </mstyle>
            </munderover>
            <mrow>
              <mo stretchy="false">(</mo>
              <mrow>
                <msub>
                  <mi>B</mi>
                  <mstyle mathsize="8pt">
                    <mi>i</mi>
                  </mstyle>
                </msub>
                <mo stretchy="false">×</mo>
                <msub>
                  <mi>З</mi>
                  <mstyle mathsize="8pt">
                    <mstyle mathvariant="italic">
                      <mtext>Hi</mtext>
                    </mstyle>
                  </mstyle>
                </msub>
              </mrow>
              <mo stretchy="false">)</mo>
            </mrow>
          </mrow>
        </mrow>
      </mstyle>
      <mrow/>
    </mrow>
    <annotation encoding="StarMath 5.0"> size 12{K rSub { size 8{Т} } = Sum cSub { size 8{i=1} }  cSup { size 8{n} }  { \( B rSub { size 8{i} }  times З rSub { size 8{ ital "Hi"} }  \) } } {}</annotation>
  </semantics>
</math>
</file>

<file path=Object 7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i</mi>
            </mstyle>
          </msub>
          <mo stretchy="false">=</mo>
          <mfrac>
            <msub>
              <mi>А</mi>
              <mstyle mathsize="8pt">
                <mstyle mathvariant="italic">
                  <mtext>иi</mtext>
                </mstyle>
              </mstyle>
            </msub>
            <msub>
              <mi>А</mi>
              <mstyle mathsize="8pt">
                <mstyle mathvariant="italic">
                  <mtext>аi</mtext>
                </mstyle>
              </mstyle>
            </msub>
          </mfrac>
        </mrow>
      </mstyle>
      <mrow/>
    </mrow>
    <annotation encoding="StarMath 5.0"> size 12{B rSub { size 8{i} } = {  {А rSub { size 8{ ital "иi"} } }  over  {А rSub { size 8{ ital "аi"} } } } } {}</annotation>
  </semantics>
</math>
</file>

<file path=Object 8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i</mi>
            </mstyle>
          </msub>
          <mo stretchy="false">=</mo>
          <mfrac>
            <msub>
              <mi>А</mi>
              <mstyle mathsize="8pt">
                <mstyle mathvariant="italic">
                  <mtext>аi</mtext>
                </mstyle>
              </mstyle>
            </msub>
            <msub>
              <mi>А</mi>
              <mstyle mathsize="8pt">
                <mstyle mathvariant="italic">
                  <mtext>иi</mtext>
                </mstyle>
              </mstyle>
            </msub>
          </mfrac>
        </mrow>
      </mstyle>
      <mrow/>
    </mrow>
    <annotation encoding="StarMath 5.0"> size 12{B rSub { size 8{i} } = {  {А rSub { size 8{ ital "аi"} } }  over  {А rSub { size 8{ ital "иi"} } } } } {}</annotation>
  </semantics>
</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8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6pt solid #000000" style:vertical-align="middle"/>
      <style:text-properties style:text-position="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9" style:family="table-cell" style:parent-style-name="Default">
      <style:table-cell-properties fo:border="0.06pt solid #000000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-33%"/>
    </style:style>
    <style:style style:name="T4" style:family="text">
      <style:text-properties style:text-position="0%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15">
          <table:table-cell table:number-columns-repeated="9"/>
        </table:table-row>
        <table:table-row table:style-name="ro2">
          <table:table-cell table:style-name="ce9" office:value-type="string" calcext:value-type="string" table:number-columns-spanned="1" table:number-rows-spanned="2">
            <text:p>Показатель</text:p>
          </table:table-cell>
          <table:table-cell table:style-name="ce9" office:value-type="string" calcext:value-type="string" table:number-columns-spanned="1" table:number-rows-spanned="2">
            <text:p>Вес</text:p>
            <text:p>( З<text:span text:style-name="T3">нi</text:span><text:span text:style-name="T4">) </text:span></text:p>
          </table:table-cell>
          <table:table-cell table:style-name="ce9" office:value-type="string" calcext:value-type="string" table:number-columns-spanned="1" table:number-rows-spanned="2">
            <text:p>Ед. </text:p>
            <text:p>Измерения</text:p>
          </table:table-cell>
          <table:table-cell table:style-name="ce14" office:value-type="string" calcext:value-type="string" table:number-columns-spanned="3" table:number-rows-spanned="1">
            <text:p>Абсолютное </text:p>
            <text:p>Значение </text:p>
          </table:table-cell>
          <table:covered-table-cell table:number-columns-repeated="2" table:style-name="ce9"/>
          <table:table-cell table:style-name="ce14" office:value-type="string" calcext:value-type="string" table:number-columns-spanned="3" table:number-rows-spanned="1">
            <text:p>Относительное </text:p>
            <text:p>Значение</text:p>
          </table:table-cell>
          <table:covered-table-cell table:number-columns-repeated="2" table:style-name="ce9"/>
        </table:table-row>
        <table:table-row table:style-name="ro3">
          <table:covered-table-cell table:number-columns-repeated="3" table:style-name="ce10"/>
          <table:table-cell table:style-name="ce15" office:value-type="string" calcext:value-type="string">
            <text:p>А</text:p>
          </table:table-cell>
          <table:table-cell table:style-name="ce15" office:value-type="string" calcext:value-type="string">
            <text:p>И</text:p>
          </table:table-cell>
          <table:table-cell table:style-name="ce15" office:value-type="string" calcext:value-type="string">
            <text:p>П</text:p>
          </table:table-cell>
          <table:table-cell table:style-name="ce15" office:value-type="string" calcext:value-type="string">
            <text:p>И/А</text:p>
          </table:table-cell>
          <table:table-cell table:style-name="ce15" office:value-type="string" calcext:value-type="string">
            <text:p>И/П</text:p>
          </table:table-cell>
          <table:table-cell table:style-name="ce15" office:value-type="string" calcext:value-type="string">
            <text:p>А/П</text:p>
          </table:table-cell>
        </table:table-row>
        <table:table-row table:style-name="ro3">
          <table:table-cell table:style-name="ce11" office:value-type="string" calcext:value-type="string">
            <text:p>П1</text:p>
          </table:table-cell>
          <table:table-cell table:style-name="ce13" office:value-type="float" office:value="0.316" calcext:value-type="float">
            <text:p>0,316</text:p>
          </table:table-cell>
          <table:table-cell table:style-name="ce11" office:value-type="string" calcext:value-type="string">
            <text:p>балл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6" table:formula="of:=[.E18]/[.D18]" office:value-type="float" office:value="1.28571428571429" calcext:value-type="float">
            <text:p>1,29</text:p>
          </table:table-cell>
          <table:table-cell table:style-name="ce16" table:formula="of:=[.E18]/[.F18]" office:value-type="float" office:value="0.9" calcext:value-type="float">
            <text:p>0,90</text:p>
          </table:table-cell>
          <table:table-cell table:style-name="ce16" table:formula="of:=[.D18]/[.F18]" office:value-type="float" office:value="0.7" calcext:value-type="float">
            <text:p>0,70</text:p>
          </table:table-cell>
        </table:table-row>
        <table:table-row table:style-name="ro3">
          <table:table-cell table:style-name="ce11" office:value-type="string" calcext:value-type="string">
            <text:p>П2</text:p>
          </table:table-cell>
          <table:table-cell table:style-name="ce13" office:value-type="float" office:value="0.344" calcext:value-type="float">
            <text:p>0,344</text:p>
          </table:table-cell>
          <table:table-cell table:style-name="ce11" office:value-type="string" calcext:value-type="string">
            <text:p>мсек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150" calcext:value-type="float">
            <text:p>150</text:p>
          </table:table-cell>
          <table:table-cell table:style-name="ce16" table:formula="of:=[.E19]/[.D19]" office:value-type="float" office:value="0.933333333333333" calcext:value-type="float">
            <text:p>0,93</text:p>
          </table:table-cell>
          <table:table-cell table:style-name="ce16" table:formula="of:=[.E19]/[.F19]" office:value-type="float" office:value="1.86666666666667" calcext:value-type="float">
            <text:p>1,87</text:p>
          </table:table-cell>
          <table:table-cell table:style-name="ce16" table:formula="of:=[.D19]/[.F19]" office:value-type="float" office:value="2" calcext:value-type="float">
            <text:p>2,00</text:p>
          </table:table-cell>
        </table:table-row>
        <table:table-row table:style-name="ro3">
          <table:table-cell table:style-name="ce11" office:value-type="string" calcext:value-type="string">
            <text:p>П3</text:p>
          </table:table-cell>
          <table:table-cell table:style-name="ce13" office:value-type="float" office:value="0.34" calcext:value-type="float">
            <text:p>0,34</text:p>
          </table:table-cell>
          <table:table-cell table:style-name="ce11" office:value-type="string" calcext:value-type="string">
            <text:p>шт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6" table:formula="of:=[.E20]/[.D20]" office:value-type="float" office:value="2.5" calcext:value-type="float">
            <text:p>2,50</text:p>
          </table:table-cell>
          <table:table-cell table:style-name="ce16" table:formula="of:=[.E20]/[.F20]" office:value-type="float" office:value="1" calcext:value-type="float">
            <text:p>1,00</text:p>
          </table:table-cell>
          <table:table-cell table:style-name="ce16" table:formula="of:=[.D20]/[.F20]" office:value-type="float" office:value="0.4" calcext:value-type="float">
            <text:p>0,40</text:p>
          </table:table-cell>
        </table:table-row>
        <table:table-row table:style-name="ro3">
          <table:table-cell table:style-name="ce12" office:value-type="string" calcext:value-type="string" table:number-columns-spanned="6" table:number-rows-spanned="1">
            <text:p>Комплексный технический показатель качества Кт</text:p>
          </table:table-cell>
          <table:covered-table-cell table:number-columns-repeated="5" table:style-name="ce11"/>
          <table:table-cell table:style-name="ce16" table:formula="of:=SUM([.G18]*[.B18]+[.G19]*[.B19]+[.G20]*[.B20])" office:value-type="float" office:value="1.57735238095238" calcext:value-type="float">
            <text:p>1,58</text:p>
          </table:table-cell>
          <table:table-cell table:style-name="ce16" table:formula="of:=SUM([.H18]*[.B18]+[.H19]*[.B19]+[.H20]*[.B20])" office:value-type="float" office:value="1.26653333333333" calcext:value-type="float">
            <text:p>1,27</text:p>
          </table:table-cell>
          <table:table-cell table:style-name="ce16" table:formula="of:=SUM([.I18]*[.B18]+[.I19]*[.B19]+[.I20]*[.B20])" office:value-type="float" office:value="1.0452" calcext:value-type="float">
            <text:p>1,05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.00.0000</text:date>, <text:time style:data-style-name="N2" text:time-value="10:08:51.83958262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